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678" officeooo:paragraph-rsid="001af678"/>
    </style:style>
    <style:style style:name="P2" style:family="paragraph" style:parent-style-name="Standard">
      <style:text-properties fo:font-weight="bold" officeooo:rsid="001af678" officeooo:paragraph-rsid="001af678" style:font-weight-asian="bold" style:font-weight-complex="bold"/>
    </style:style>
    <style:style style:name="P3" style:family="paragraph" style:parent-style-name="Standard">
      <style:text-properties fo:font-weight="normal" officeooo:rsid="0029a4f7" officeooo:paragraph-rsid="0029a4f7" style:font-weight-asian="normal" style:font-weight-complex="normal"/>
    </style:style>
    <style:style style:name="P4" style:family="paragraph" style:parent-style-name="Standard">
      <style:text-properties fo:font-weight="normal" officeooo:rsid="0029a4f7" officeooo:paragraph-rsid="00226d3e" style:font-weight-asian="normal" style:font-weight-complex="normal"/>
    </style:style>
    <style:style style:name="P5" style:family="paragraph" style:parent-style-name="Standard">
      <style:text-properties fo:font-weight="normal" officeooo:rsid="001af678" officeooo:paragraph-rsid="00226d3e" style:font-weight-asian="normal" style:font-weight-complex="normal"/>
    </style:style>
    <style:style style:name="P6" style:family="paragraph" style:parent-style-name="Standard">
      <style:text-properties fo:font-style="normal" fo:font-weight="normal" officeooo:rsid="002e38ab" officeooo:paragraph-rsid="002e38a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ef6b3" officeooo:paragraph-rsid="002ef6b3" style:font-style-asian="normal" style:font-weight-asian="normal" style:font-style-complex="normal" style:font-weight-complex="normal"/>
    </style:style>
    <style:style style:name="T1" style:family="text">
      <style:text-properties officeooo:rsid="00298067"/>
    </style:style>
    <style:style style:name="T2" style:family="text">
      <style:text-properties officeooo:rsid="002ef6b3"/>
    </style:style>
    <style:style style:name="T3" style:family="text">
      <style:text-properties officeooo:rsid="00300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bjørn Drøsshaug</text:p>
      <text:p text:style-name="P1">Individual Reflection Week <text:span text:style-name="T1">5</text:span></text:p>
      <text:p text:style-name="P1"/>
      <text:p text:style-name="P2">What do I want to learn or understand better?</text:p>
      <text:p text:style-name="P3">This week I have focused on setting up a user interface, with different activities and the main color changing function of our program. I’ve also played around a bit with different simulator values, but we need to have a closer look at how the simulator interacts with the app to see how we inject the values we want. For next week I want to try and find out more about the capacity of the simulator, and see if what we want to get out of it is possible. </text:p>
      <text:p text:style-name="P5"/>
      <text:p text:style-name="P2">How can I help someone else, or the entire team, to learn something new?</text:p>
      <text:p text:style-name="P4">I’ve been working with the layouts in android studio, and the python simulator files a bit. I could help out anyone that might have a question regarding these areas, as I have gotten a bit more insight into how they interact with each other. For next week I want to keep looking into the python simulation and trying to figure out the exact values we can inject with it, and also having a final revision of the user interface.</text:p>
      <text:p text:style-name="P2"/>
      <text:p text:style-name="P2">What is my contribution towards the team’s application of Scrum?</text:p>
      <text:p text:style-name="P6">This week we made better user stories which we assigned effort to, and divided into tasks. Everyone has had a specific area to work in, and we have worked mostly independent of each other. <text:span text:style-name="T2">For next week my goal would be to – together with the group – go through the user stories and assign effort to the tasks, as well as dividing the user stories into more clear tasks.</text:span></text:p>
      <text:p text:style-name="P2"/>
      <text:p text:style-name="P2">What is my contribution towards the team’s deliveries?</text:p>
      <text:p text:style-name="P7">This week I have <text:span text:style-name="T3">worked on implementing some design ideas for our GUI, and also worked a bit with the simulator values, creating simple simulations that simulate speed, gear change and rpm changes. For next week I would like to focus on getting the correct simulations running, and figuring out just how we’re going to pipe the signal through our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0:18:23.534000000</meta:creation-date>
    <dc:date>2018-10-18T14:50:00.570000000</dc:date>
    <meta:editing-duration>PT1H36M14S</meta:editing-duration>
    <meta:editing-cycles>20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0" meta:word-count="343" meta:character-count="1887" meta:non-whitespace-character-count="1551"/>
  </office:meta>
</office:document-meta>
</file>